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37">
            <text:p>18,37</text:p>
          </table:table-cell>
          <table:table-cell table:formula="of:=(([.B7]/10)-[.$B$15])^2" office:value-type="float" office:value="0.0000444444444444435">
            <text:p>4,44444444444435E-005</text:p>
          </table:table-cell>
          <table:table-cell table:formula="of:=[.B7]/10" office:value-type="float" office:value="1.837">
            <text:p>1,837</text:p>
          </table:table-cell>
          <table:table-cell table:number-columns-repeated="2"/>
          <table:table-cell office:value-type="float" office:value="0.844">
            <text:p>0,844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47">
            <text:p>18,47</text:p>
          </table:table-cell>
          <table:table-cell table:formula="of:=(([.B8]/10)-[.$B$15])^2" office:value-type="float" office:value="0.0000111111111111101">
            <text:p>1,11111111111101E-005</text:p>
          </table:table-cell>
          <table:table-cell table:formula="of:=[.B8]/10" office:value-type="float" office:value="1.847">
            <text:p>1,847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47">
            <text:p>18,47</text:p>
          </table:table-cell>
          <table:table-cell table:formula="of:=(([.B9]/10)-[.$B$15])^2" office:value-type="float" office:value="0.0000111111111111101">
            <text:p>1,11111111111101E-005</text:p>
          </table:table-cell>
          <table:table-cell table:formula="of:=[.B9]/10" office:value-type="float" office:value="1.847">
            <text:p>1,847</text:p>
          </table:table-cell>
          <table:table-cell table:number-columns-repeated="5"/>
          <table:table-cell table:formula="of:=4*3.1415926^2*[.G7]/([.B15])^2" office:value-type="float" office:value="9.80251151248404">
            <text:p>9,802511512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437310819401388">
            <text:p>0,0437310819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18.4366666666667">
            <text:p>18,4366666667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1.84366666666667">
            <text:p>1,8436666667</text:p>
          </table:table-cell>
          <table:table-cell table:formula="of:=[.B15]" office:value-type="float" office:value="1.84366666666667">
            <text:p>1,843666666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714741689891833">
            <text:p>7,14741689891833E-006</text:p>
          </table:table-cell>
          <table:table-cell office:value-type="string">
            <text:p>mit t vert</text:p>
          </table:table-cell>
          <table:table-cell table:formula="of:=[.C17]*1.32" office:value-type="float" office:value="0.00000943459030657219">
            <text:p>9,43459030657219E-0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3^(1/2))" office:value-type="float" office:value="0.00577350269189626">
            <text:p>0,005773502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6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+[.C19]^2)^(1/2)" office:value-type="float" office:value="0.00578072276434019">
            <text:p>0,0057807228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.10.2017</text:date>, <text:time>22:3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29:22.25</meta:creation-date>
    <meta:editing-duration>PT3M23S</meta:editing-duration>
    <meta:editing-cycles>3</meta:editing-cycles>
    <meta:generator>OpenOffice/4.1.4$Win32 OpenOffice.org_project/414m5$Build-9788</meta:generator>
    <dc:title>Daten Länge</dc:title>
    <dc:date>2017-10-31T22:37:08.92</dc:date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1.ots" meta:date="2017-10-31T17:29:21.76"/>
  </office:meta>
</office:document-meta>
</file>